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ilureRecorder.task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ilureRecorder.target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Infos.compareTo( Objec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Info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ureRecorder.createClassFoo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ureRecorder.setOutput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ilureRecorder.setSystemError( String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ilureRecorder.setProject( Project pro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ailureRecorder.endTest( Test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ilureRecorder.writeJava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ilureRecorder.verbos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ureRecorder.addError( Test test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ureRecorder.taskFinished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ilureRecorder.startTest( Test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ilureRecorder.build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ilureRecorder.getLocationNam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ailureRecorder.startTestSuite( JUnitTest su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ilureRecorder.setSystemOutput( String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ilureRecorder.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fos.TestInfos( Test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ilureRecorder.target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ilureRecorder.createClass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ailureRecorder.endTestSuite( JUnitTest su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ilureRecorder.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ilureRecorder.messageLogg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ilureRecorder.addFailure( Test test , AssertionFailed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ureRecorder.createSuite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